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2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4"/>
          <table:table-cell>
            <draw:frame table:end-cell-address="Feuille1.L21" table:end-x="0.324cm" table:end-y="0.12cm" draw:z-index="0" draw:style-name="gr1" svg:width="15.999cm" svg:height="8.864cm" svg:x="0.132cm" svg:y="0.288cm">
              <draw:object draw:notify-on-update-of-ranges="Feuille1.B12:Feuille1.B12 Feuille1.C12:Feuille1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it (annual) </text:p>
          </table:table-cell>
          <table:table-cell table:style-name="ce1" office:value-type="percentage" office:value="0.1">
            <text:p>10,00%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olatility (annual)</text:p>
          </table:table-cell>
          <table:table-cell table:style-name="ce1" office:value-type="percentage" office:value="0.4">
            <text:p>40,00%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rift (daily)</text:p>
          </table:table-cell>
          <table:table-cell table:style-name="ce1" table:formula="of:=[.C2]/252" office:value-type="percentage" office:value="0.000396825396825397">
            <text:p>0,04%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olatility (daily)</text:p>
          </table:table-cell>
          <table:table-cell table:style-name="ce1" table:formula="of:=[.C3]/SQRT(252)" office:value-type="percentage" office:value="0.0251976315339485">
            <text:p>2,52%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rift (mean)</text:p>
          </table:table-cell>
          <table:table-cell table:style-name="ce2" table:formula="of:=[.C4]-1/2*([.C5]*[.C5])" office:value-type="percentage" office:value="0.0000793650793650794">
            <text:p>0,00794%</text:p>
          </table:table-cell>
          <table:table-cell office:value-type="float" office:value="0.3683">
            <text:p>0,368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nitial Stock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N(0,1)</text:p>
          </table:table-cell>
          <table:table-cell table:formula="of:=LEGACY.NORMSINV(RAND())" office:value-type="float" office:value="-1.3007052195221">
            <text:p>-1,3007052195</text:p>
          </table:table-cell>
          <table:table-cell table:formula="of:=LEGACY.NORMSINV(RAND())" office:value-type="float" office:value="-0.595858841054019">
            <text:p>-0,5958588411</text:p>
          </table:table-cell>
          <table:table-cell table:formula="of:=LEGACY.NORMSINV(RAND())" office:value-type="float" office:value="0.301222768479399">
            <text:p>0,3012227685</text:p>
          </table:table-cell>
          <table:table-cell table:formula="of:=LEGACY.NORMSINV(RAND())" office:value-type="float" office:value="0.471094514549928">
            <text:p>0,4710945145</text:p>
          </table:table-cell>
          <table:table-cell table:formula="of:=LEGACY.NORMSINV(RAND())" office:value-type="float" office:value="0.0746531020231576">
            <text:p>0,074653102</text:p>
          </table:table-cell>
          <table:table-cell table:formula="of:=LEGACY.NORMSINV(RAND())" office:value-type="float" office:value="-0.143771191506288">
            <text:p>-0,1437711915</text:p>
          </table:table-cell>
          <table:table-cell table:formula="of:=LEGACY.NORMSINV(RAND())" office:value-type="float" office:value="-1.18529487554338">
            <text:p>-1,1852948755</text:p>
          </table:table-cell>
          <table:table-cell table:formula="of:=LEGACY.NORMSINV(RAND())" office:value-type="float" office:value="2.01286894892035">
            <text:p>2,0128689489</text:p>
          </table:table-cell>
          <table:table-cell table:formula="of:=LEGACY.NORMSINV(RAND())" office:value-type="float" office:value="1.06515852380872">
            <text:p>1,0651585238</text:p>
          </table:table-cell>
          <table:table-cell table:formula="of:=LEGACY.NORMSINV(RAND())" office:value-type="float" office:value="-3.26396875282347">
            <text:p>-3,2639687528</text:p>
          </table:table-cell>
        </table:table-row>
        <table:table-row table:style-name="ro1">
          <table:table-cell/>
          <table:table-cell office:value-type="string">
            <text:p>Log return</text:p>
          </table:table-cell>
          <table:table-cell table:formula="of:=[.$C$6]+[.$C$5]*[.C10]" office:value-type="percentage" office:value="-0.0326953257764364">
            <text:p>-3,27%</text:p>
          </table:table-cell>
          <table:table-cell table:formula="of:=[.$C$6]+[.$C$5]*[.D10]" office:value-type="percentage" office:value="-0.0149348664437597">
            <text:p>-1,49%</text:p>
          </table:table-cell>
          <table:table-cell table:formula="of:=[.$C$6]+[.$C$5]*[.E10]" office:value-type="percentage" office:value="0.00766946540914485">
            <text:p>0,77%</text:p>
          </table:table-cell>
          <table:table-cell table:formula="of:=[.$C$6]+[.$C$5]*[.F10]" office:value-type="percentage" office:value="0.0119498310746585">
            <text:p>1,19%</text:p>
          </table:table-cell>
          <table:table-cell table:formula="of:=[.$C$6]+[.$C$5]*[.G10]" office:value-type="percentage" office:value="0.00196044643701087">
            <text:p>0,20%</text:p>
          </table:table-cell>
          <table:table-cell table:formula="of:=[.$C$6]+[.$C$5]*[.H10]" office:value-type="percentage" office:value="-0.00354332842940712">
            <text:p>-0,35%</text:p>
          </table:table-cell>
          <table:table-cell table:formula="of:=[.$C$6]+[.$C$5]*[.I10]" office:value-type="percentage" office:value="-0.0297872584536543">
            <text:p>-2,98%</text:p>
          </table:table-cell>
          <table:table-cell table:formula="of:=[.$C$6]+[.$C$5]*[.J10]" office:value-type="percentage" office:value="0.0507988951803862">
            <text:p>5,08%</text:p>
          </table:table-cell>
          <table:table-cell table:formula="of:=[.$C$6]+[.$C$5]*[.K10]" office:value-type="percentage" office:value="0.0269188370875416">
            <text:p>2,69%</text:p>
          </table:table-cell>
          <table:table-cell table:formula="of:=[.$C$6]+[.$C$5]*[.L10]" office:value-type="percentage" office:value="-0.0821649168926021">
            <text:p>-8,22%</text:p>
          </table:table-cell>
        </table:table-row>
        <table:table-row table:style-name="ro1">
          <table:table-cell/>
          <table:table-cell office:value-type="string">
            <text:p>Price(t)</text:p>
          </table:table-cell>
          <table:table-cell table:formula="of:=[.$C$7]*EXP([.C11])" office:value-type="float" office:value="96.7833388559556">
            <text:p>96,783338856</text:p>
          </table:table-cell>
          <table:table-cell table:formula="of:=[.$C$7]*EXP([.D11])" office:value-type="float" office:value="98.5176105536639">
            <text:p>98,5176105537</text:p>
          </table:table-cell>
          <table:table-cell table:formula="of:=[.$C$7]*EXP([.E11])" office:value-type="float" office:value="100.769895109058">
            <text:p>100,7698951091</text:p>
          </table:table-cell>
          <table:table-cell table:formula="of:=[.$C$7]*EXP([.F11])" office:value-type="float" office:value="101.202151556061">
            <text:p>101,2021515561</text:p>
          </table:table-cell>
          <table:table-cell table:formula="of:=[.$C$7]*EXP([.G11])" office:value-type="float" office:value="100.196236936852">
            <text:p>100,1962369369</text:p>
          </table:table-cell>
          <table:table-cell table:formula="of:=[.$C$7]*EXP([.H11])" office:value-type="float" office:value="99.6462941750817">
            <text:p>99,6462941751</text:p>
          </table:table-cell>
          <table:table-cell table:formula="of:=[.$C$7]*EXP([.I11])" office:value-type="float" office:value="97.0652009594198">
            <text:p>97,0652009594</text:p>
          </table:table-cell>
          <table:table-cell table:formula="of:=[.$C$7]*EXP([.J11])" office:value-type="float" office:value="105.211128735577">
            <text:p>105,2111287356</text:p>
          </table:table-cell>
          <table:table-cell table:formula="of:=[.$C$7]*EXP([.K11])" office:value-type="float" office:value="102.728442198421">
            <text:p>102,7284421984</text:p>
          </table:table-cell>
          <table:table-cell table:formula="of:=[.$C$7]*EXP([.L11])" office:value-type="float" office:value="92.1120037915175">
            <text:p>92,112003791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6" number:min-integer-digits="1"/>
    </number:number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number:percentage-style style:name="N112">
      <number:number number:decimal-places="5" number:min-integer-digits="1"/>
      <number:text>%</number:text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/01/2013</text:date>, <text:time>00:5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6T14:36:33.92</meta:creation-date>
    <meta:generator>OpenOffice.org/3.3$Win32 OpenOffice.org_project/330m20$Build-9567</meta:generator>
    <dc:date>2013-01-30T00:56:27.04</dc:date>
    <meta:editing-duration>PT2H20M59S</meta:editing-duration>
    <meta:editing-cycles>38</meta:editing-cycles>
    <meta:document-statistic meta:table-count="3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8cm" svg:y="4.192cm" chart:style-name="ch2"/>
        <chart:plot-area chart:style-name="ch3" table:cell-range-address="Feuille1.B12:Feuille1.L12" chart:data-source-has-labels="column" svg:x="0.77cm" svg:y="0.855cm" svg:width="12.67cm" svg:height="7.545cm">
          <chartooo:coordinate-region svg:x="1.577cm" svg:y="1.067cm" svg:width="11.677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12:Feuille1.L12" chart:label-cell-address="Feuille1.B12:Feuille1.B12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rice(t)</text:p>
                <draw:g>
                  <svg:desc>Feuille1.B12:Feuille1.B12</svg:desc>
                </draw:g>
              </table:table-cell>
              <table:table-cell office:value-type="float" office:value="96.7833388559556">
                <text:p>96.7833388559556</text:p>
                <draw:g>
                  <svg:desc>Feuille1.C12:Feuille1.L12</svg:desc>
                </draw:g>
              </table:table-cell>
              <table:table-cell office:value-type="float" office:value="98.5176105536639">
                <text:p>98.5176105536639</text:p>
              </table:table-cell>
              <table:table-cell office:value-type="float" office:value="100.769895109058">
                <text:p>100.769895109058</text:p>
              </table:table-cell>
              <table:table-cell office:value-type="float" office:value="101.202151556061">
                <text:p>101.202151556061</text:p>
              </table:table-cell>
              <table:table-cell office:value-type="float" office:value="100.196236936852">
                <text:p>100.196236936852</text:p>
              </table:table-cell>
              <table:table-cell office:value-type="float" office:value="99.6462941750817">
                <text:p>99.6462941750817</text:p>
              </table:table-cell>
              <table:table-cell office:value-type="float" office:value="97.0652009594198">
                <text:p>97.0652009594198</text:p>
              </table:table-cell>
              <table:table-cell office:value-type="float" office:value="105.211128735577">
                <text:p>105.211128735577</text:p>
              </table:table-cell>
              <table:table-cell office:value-type="float" office:value="102.728442198421">
                <text:p>102.728442198421</text:p>
              </table:table-cell>
              <table:table-cell office:value-type="float" office:value="92.1120037915175">
                <text:p>92.1120037915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